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AFB00001AE01A1347C6.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text-properties fo:font-style="italic" style:font-style-asian="italic" style:font-style-complex="italic"/>
    </style:style>
    <style:style style:name="P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 style:family="paragraph">
      <style:paragraph-properties fo:text-align="start"/>
    </style:style>
    <style:style style:name="T1" style:family="text">
      <style:text-properties fo:background-color="transparent"/>
    </style:style>
    <style:style style:name="T2" style:family="text">
      <style:text-properties fo:background-color="#ffff00"/>
    </style:style>
    <style:style style:name="T3"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 xlink:type="simple">
          <form:radio form:name="q1" form:control-implementation="ooo:com.sun.star.form.component.RadioButton" xml:id="control1" form:id="control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 form:control-implementation="ooo:com.sun.star.form.component.RadioButton" xml:id="control2" form:id="control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 form:control-implementation="ooo:com.sun.star.form.component.RadioButton" xml:id="control3" form:id="control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 form:control-implementation="ooo:com.sun.star.form.component.RadioButton" xml:id="control4" form:id="control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 form:control-implementation="ooo:com.sun.star.form.component.RadioButton" xml:id="control5" form:id="control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 form:control-implementation="ooo:com.sun.star.form.component.RadioButton" xml:id="control6" form:id="control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 form:control-implementation="ooo:com.sun.star.form.component.RadioButton" xml:id="control7" form:id="control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 form:control-implementation="ooo:com.sun.star.form.component.RadioButton" xml:id="control8" form:id="control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3" form:control-implementation="ooo:com.sun.star.form.component.RadioButton" xml:id="control9" form:id="control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3" form:control-implementation="ooo:com.sun.star.form.component.RadioButton" xml:id="control10" form:id="control1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3" form:control-implementation="ooo:com.sun.star.form.component.RadioButton" xml:id="control11" form:id="control1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3" form:control-implementation="ooo:com.sun.star.form.component.RadioButton" xml:id="control12" form:id="control1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3" form:control-implementation="ooo:com.sun.star.form.component.RadioButton" xml:id="control13" form:id="control1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3" form:control-implementation="ooo:com.sun.star.form.component.RadioButton" xml:id="control14" form:id="control1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3" form:control-implementation="ooo:com.sun.star.form.component.RadioButton" xml:id="control15" form:id="control1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4" form:control-implementation="ooo:com.sun.star.form.component.RadioButton" xml:id="control16" form:id="control1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4" form:control-implementation="ooo:com.sun.star.form.component.RadioButton" xml:id="control17" form:id="control1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4" form:control-implementation="ooo:com.sun.star.form.component.RadioButton" xml:id="control18" form:id="control1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4" form:control-implementation="ooo:com.sun.star.form.component.RadioButton" xml:id="control19" form:id="control1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4" form:control-implementation="ooo:com.sun.star.form.component.RadioButton" xml:id="control20" form:id="control2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4" form:control-implementation="ooo:com.sun.star.form.component.RadioButton" xml:id="control21" form:id="control2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4" form:control-implementation="ooo:com.sun.star.form.component.RadioButton" xml:id="control22" form:id="control2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5" form:control-implementation="ooo:com.sun.star.form.component.RadioButton" xml:id="control23" form:id="control2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5" form:control-implementation="ooo:com.sun.star.form.component.RadioButton" xml:id="control24" form:id="control2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5" form:control-implementation="ooo:com.sun.star.form.component.RadioButton" xml:id="control25" form:id="control2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5" form:control-implementation="ooo:com.sun.star.form.component.RadioButton" xml:id="control26" form:id="control2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5" form:control-implementation="ooo:com.sun.star.form.component.RadioButton" xml:id="control27" form:id="control2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5" form:control-implementation="ooo:com.sun.star.form.component.RadioButton" xml:id="control28" form:id="control2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5" form:control-implementation="ooo:com.sun.star.form.component.RadioButton" xml:id="control29" form:id="control2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30" form:id="control3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31" form:id="control3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32" form:id="control3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33" form:id="control3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34" form:id="control3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35" form:id="control3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36" form:id="control3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37" form:id="control3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38" form:id="control3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39" form:id="control3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40" form:id="control4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41" form:id="control4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42" form:id="control4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43" form:id="control4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44" form:id="control4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45" form:id="control4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3" form:control-implementation="ooo:com.sun.star.form.component.RadioButton" xml:id="control46" form:id="control4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3" form:control-implementation="ooo:com.sun.star.form.component.RadioButton" xml:id="control47" form:id="control4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3" form:control-implementation="ooo:com.sun.star.form.component.RadioButton" xml:id="control48" form:id="control4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3" form:control-implementation="ooo:com.sun.star.form.component.RadioButton" xml:id="control49" form:id="control4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3" form:control-implementation="ooo:com.sun.star.form.component.RadioButton" xml:id="control50" form:id="control5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4" form:control-implementation="ooo:com.sun.star.form.component.RadioButton" xml:id="control51" form:id="control5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4" form:control-implementation="ooo:com.sun.star.form.component.RadioButton" xml:id="control52" form:id="control5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4" form:control-implementation="ooo:com.sun.star.form.component.RadioButton" xml:id="control53" form:id="control5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4" form:control-implementation="ooo:com.sun.star.form.component.RadioButton" xml:id="control54" form:id="control5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5" form:control-implementation="ooo:com.sun.star.form.component.RadioButton" xml:id="control55" form:id="control5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5" form:control-implementation="ooo:com.sun.star.form.component.RadioButton" xml:id="control56" form:id="control5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5" form:control-implementation="ooo:com.sun.star.form.component.RadioButton" xml:id="control57" form:id="control5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5" form:control-implementation="ooo:com.sun.star.form.component.RadioButton" xml:id="control58" form:id="control5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Renin is secreted by _______. </text:p>
      <text:section text:style-name="Sect1" text:name="internal_html_page_content">
        <text:p text:style-name="Standard"><text:bookmark text:name="question_q1a1"/><draw:control text:anchor-type="as-char" draw:z-index="0" draw:style-name="gr1" draw:text-style-name="P4" svg:width="0.345cm" svg:height="0.345cm" draw:control="control1"/>A. Cells in the macula densa </text:p>
        <text:p text:style-name="Standard"><text:bookmark text:name="question_q1a2"/><draw:control text:anchor-type="as-char" draw:z-index="1" draw:style-name="gr1" draw:text-style-name="P4" svg:width="0.345cm" svg:height="0.345cm" draw:control="control2"/>B. Cells in the proximal convoluted tubule (PCT) </text:p>
        <text:p text:style-name="P1"><text:bookmark text:name="question_q1a3"/><draw:control text:anchor-type="as-char" draw:z-index="2" draw:style-name="gr1" draw:text-style-name="P4" svg:width="0.345cm" svg:height="0.345cm" draw:control="control3"/><text:span text:style-name="T1">C. Cells in the distal convoluted tubule (DCT) </text:span></text:p>
        <text:p text:style-name="P1"><text:bookmark text:name="question_q1a4"/><draw:control text:anchor-type="as-char" draw:z-index="3" draw:style-name="gr1" draw:text-style-name="P4" svg:width="0.345cm" svg:height="0.345cm" draw:control="control4"/>D. Juxtaglomerular cells p.10 notes</text:p>
        <text:p text:style-name="Standard"/>
        <text:p text:style-name="Standard">2. In the absence of antidiuretic hormone (ADH) the greatest fraction of filtered water is reabsorbed in the _______________. </text:p>
        <text:p text:style-name="P1"><text:bookmark text:name="question_q2a1"/><draw:control text:anchor-type="as-char" draw:z-index="4" draw:style-name="gr1" draw:text-style-name="P4" svg:width="0.345cm" svg:height="0.345cm" draw:control="control5"/>A. proximal convoluted tubule p. 3 notes</text:p>
        <text:p text:style-name="Standard"><text:bookmark text:name="question_q2a2"/><draw:control text:anchor-type="as-char" draw:z-index="5" draw:style-name="gr1" draw:text-style-name="P4" svg:width="0.345cm" svg:height="0.345cm" draw:control="control6"/>B. loop of Henle </text:p>
        <text:p text:style-name="Standard"><text:bookmark text:name="question_q2a3"/><draw:control text:anchor-type="as-char" draw:z-index="6" draw:style-name="gr1" draw:text-style-name="P4" svg:width="0.345cm" svg:height="0.345cm" draw:control="control7"/>C. distal convoluted tubule </text:p>
        <text:p text:style-name="Standard"><text:bookmark text:name="question_q2a4"/><draw:control text:anchor-type="as-char" draw:z-index="7" draw:style-name="gr1" draw:text-style-name="P4" svg:width="0.345cm" svg:height="0.345cm" draw:control="control8"/>D. collecting duct </text:p>
        <text:p text:style-name="Standard"/>
        <text:p text:style-name="Standard">Refer to the diagram below. </text:p>
        <text:p text:style-name="Standard"><draw:frame draw:style-name="fr1" draw:name="graphics1" text:anchor-type="paragraph" svg:x="0.125cm" svg:y="0.159cm" svg:width="6.907cm" svg:height="6.879cm" draw:z-index="58"><draw:image xlink:href="Pictures/2000000700001AFB00001AE01A1347C6.svm" xlink:type="simple" xlink:show="embed" xlink:actuate="onLoad"/></draw:frame></text:p>
        <text:p text:style-name="Standard">3. At which site(s) within the tubule is glucose is reabsorbed? </text:p>
        <text:p text:style-name="Standard"><text:bookmark text:name="question_q3a1"/><draw:control text:anchor-type="as-char" draw:z-index="8" draw:style-name="gr1" draw:text-style-name="P4" svg:width="0.345cm" svg:height="0.345cm" draw:control="control9"/>A. A </text:p>
        <text:p text:style-name="Standard"><text:bookmark text:name="question_q3a2"/><draw:control text:anchor-type="as-char" draw:z-index="9" draw:style-name="gr1" draw:text-style-name="P4" svg:width="0.345cm" svg:height="0.345cm" draw:control="control10"/>B. B </text:p>
        <text:p text:style-name="P1"><text:bookmark text:name="question_q3a3"/><draw:control text:anchor-type="as-char" draw:z-index="10" draw:style-name="gr1" draw:text-style-name="P4" svg:width="0.345cm" svg:height="0.345cm" draw:control="control11"/>C. C <text:s/>= PCT, p. 3 notes</text:p>
        <text:p text:style-name="Standard"><text:bookmark text:name="question_q3a4"/><draw:control text:anchor-type="as-char" draw:z-index="11" draw:style-name="gr1" draw:text-style-name="P4" svg:width="0.345cm" svg:height="0.345cm" draw:control="control12"/>D. D </text:p>
        <text:p text:style-name="Standard"><text:bookmark text:name="question_q3a5"/><draw:control text:anchor-type="as-char" draw:z-index="12" draw:style-name="gr1" draw:text-style-name="P4" svg:width="0.345cm" svg:height="0.345cm" draw:control="control13"/>E. E </text:p>
        <text:p text:style-name="Standard"><text:bookmark text:name="question_q3a6"/><draw:control text:anchor-type="as-char" draw:z-index="13" draw:style-name="gr1" draw:text-style-name="P4" svg:width="0.345cm" svg:height="0.345cm" draw:control="control14"/>F. F </text:p>
        <text:p text:style-name="Standard"><text:bookmark text:name="question_q3a7"/><draw:control text:anchor-type="as-char" draw:z-index="14" draw:style-name="gr1" draw:text-style-name="P4" svg:width="0.345cm" svg:height="0.345cm" draw:control="control15"/>G. G </text:p>
        <text:p text:style-name="Standard"/>
        <text:p text:style-name="Standard">4. At which site(s) are the lumenal surfaces of the epithelial cells always impermeable to water? </text:p>
        <text:p text:style-name="Standard"><text:bookmark text:name="question_q4a1"/><draw:control text:anchor-type="as-char" draw:z-index="15" draw:style-name="gr1" draw:text-style-name="P4" svg:width="0.345cm" svg:height="0.345cm" draw:control="control16"/>A. A </text:p>
        <text:p text:style-name="Standard"><text:bookmark text:name="question_q4a2"/><draw:control text:anchor-type="as-char" draw:z-index="16" draw:style-name="gr1" draw:text-style-name="P4" svg:width="0.345cm" svg:height="0.345cm" draw:control="control17"/>B. B </text:p>
        <text:p text:style-name="Standard"><text:bookmark text:name="question_q4a3"/><draw:control text:anchor-type="as-char" draw:z-index="17" draw:style-name="gr1" draw:text-style-name="P4" svg:width="0.345cm" svg:height="0.345cm" draw:control="control18"/>C. C </text:p>
        <text:p text:style-name="Standard"><text:bookmark text:name="question_q4a4"/><draw:control text:anchor-type="as-char" draw:z-index="18" draw:style-name="gr1" draw:text-style-name="P4" svg:width="0.345cm" svg:height="0.345cm" draw:control="control19"/>D. D </text:p>
        <text:p text:style-name="P1"><text:bookmark text:name="question_q4a5"/><draw:control text:anchor-type="as-char" draw:z-index="19" draw:style-name="gr1" draw:text-style-name="P4" svg:width="0.345cm" svg:height="0.345cm" draw:control="control20"/>E. E <text:s/>= TAL; p. 22 notes</text:p>
        <text:p text:style-name="Standard"><text:bookmark text:name="question_q4a6"/><draw:control text:anchor-type="as-char" draw:z-index="20" draw:style-name="gr1" draw:text-style-name="P4" svg:width="0.345cm" svg:height="0.345cm" draw:control="control21"/>F. F </text:p>
        <text:p text:style-name="Standard"><text:bookmark text:name="question_q4a7"/><draw:control text:anchor-type="as-char" draw:z-index="21" draw:style-name="gr1" draw:text-style-name="P4" svg:width="0.345cm" svg:height="0.345cm" draw:control="control22"/>G. G </text:p>
        <text:p text:style-name="Standard"/>
        <text:p text:style-name="Standard">5.At which site(s) is the tubular epithelium impermeable to solute? </text:p>
        <text:p text:style-name="Standard"><text:bookmark text:name="question_q5a1"/><draw:control text:anchor-type="as-char" draw:z-index="22" draw:style-name="gr1" draw:text-style-name="P4" svg:width="0.345cm" svg:height="0.345cm" draw:control="control23"/>A. A </text:p>
        <text:p text:style-name="Standard"><text:bookmark text:name="question_q5a2"/><draw:control text:anchor-type="as-char" draw:z-index="23" draw:style-name="gr1" draw:text-style-name="P4" svg:width="0.345cm" svg:height="0.345cm" draw:control="control24"/>B. B </text:p>
        <text:p text:style-name="Standard"><text:bookmark text:name="question_q5a3"/><draw:control text:anchor-type="as-char" draw:z-index="24" draw:style-name="gr1" draw:text-style-name="P4" svg:width="0.345cm" svg:height="0.345cm" draw:control="control25"/>C. C </text:p>
        <text:p text:style-name="P1"><text:bookmark text:name="question_q5a4"/><draw:control text:anchor-type="as-char" draw:z-index="25" draw:style-name="gr1" draw:text-style-name="P4" svg:width="0.345cm" svg:height="0.345cm" draw:control="control26"/>D. D = TLH; p. 21 notes</text:p>
        <text:p text:style-name="Standard"><text:bookmark text:name="question_q5a5"/><text:soft-page-break/><draw:control text:anchor-type="as-char" draw:z-index="26" draw:style-name="gr1" draw:text-style-name="P4" svg:width="0.345cm" svg:height="0.345cm" draw:control="control27"/>E. E </text:p>
        <text:p text:style-name="Standard"><text:bookmark text:name="question_q5a6"/><draw:control text:anchor-type="as-char" draw:z-index="27" draw:style-name="gr1" draw:text-style-name="P4" svg:width="0.345cm" svg:height="0.345cm" draw:control="control28"/>F. F </text:p>
        <text:p text:style-name="Standard"><text:bookmark text:name="question_q5a7"/><draw:control text:anchor-type="as-char" draw:z-index="28" draw:style-name="gr1" draw:text-style-name="P4" svg:width="0.345cm" svg:height="0.345cm" draw:control="control29"/>G. G </text:p>
        <text:p text:style-name="Standard"/>
        <text:p text:style-name="Standard">6. Refer to the diagram below. Where is the majority of filtered Na+ reabsorbed? </text:p>
        <text:p text:style-name="Standard"><text:bookmark text:name="question_q6a1"/><draw:control text:anchor-type="as-char" draw:z-index="29" draw:style-name="gr1" draw:text-style-name="P4" svg:width="0.345cm" svg:height="0.345cm" draw:control="control30"/>A. A </text:p>
        <text:p text:style-name="Standard"><text:bookmark text:name="question_q6a2"/><draw:control text:anchor-type="as-char" draw:z-index="30" draw:style-name="gr1" draw:text-style-name="P4" svg:width="0.345cm" svg:height="0.345cm" draw:control="control31"/>B. B </text:p>
        <text:p text:style-name="P1"><text:bookmark text:name="question_q6a3"/><draw:control text:anchor-type="as-char" draw:z-index="31" draw:style-name="gr1" draw:text-style-name="P4" svg:width="0.345cm" svg:height="0.345cm" draw:control="control32"/>C. C <text:s/>= PCT;<office:annotation><dc:creator>Unknown Author</dc:creator><dc:date>2013-04-29T18:51:00.36</dc:date><text:p text:style-name="P3"><text:span text:style-name="T3">See p. 21 notes; TAL seems more correct; this answer does not seem correct – I guess this depends on exactly what 'filtered Na+' means, but E or F seems more right to me</text:span></text:p></office:annotation></text:p>
        <text:p text:style-name="Standard"><text:bookmark text:name="question_q6a4"/><draw:control text:anchor-type="as-char" draw:z-index="32" draw:style-name="gr1" draw:text-style-name="P4" svg:width="0.345cm" svg:height="0.345cm" draw:control="control33"/>D. D </text:p>
        <text:p text:style-name="Standard"><text:bookmark text:name="question_q6a5"/><draw:control text:anchor-type="as-char" draw:z-index="33" draw:style-name="gr1" draw:text-style-name="P4" svg:width="0.345cm" svg:height="0.345cm" draw:control="control34"/>E. E </text:p>
        <text:p text:style-name="Standard"><text:bookmark text:name="question_q6a6"/><draw:control text:anchor-type="as-char" draw:z-index="34" draw:style-name="gr1" draw:text-style-name="P4" svg:width="0.345cm" svg:height="0.345cm" draw:control="control35"/>F. F </text:p>
        <text:p text:style-name="Standard"><text:bookmark text:name="question_q6a7"/><draw:control text:anchor-type="as-char" draw:z-index="35" draw:style-name="gr1" draw:text-style-name="P4" svg:width="0.345cm" svg:height="0.345cm" draw:control="control36"/>G. G </text:p>
        <text:p text:style-name="Standard"/>
        <text:p text:style-name="Standard">7. When a woman who has been on a low sodium diet for 8 days is given an intravenous injection of a drug that inhibits the production of angiotensin II, one would expect _______. </text:p>
        <text:p text:style-name="Standard"><text:bookmark text:name="question_q7a1"/><draw:control text:anchor-type="as-char" draw:z-index="36" draw:style-name="gr1" draw:text-style-name="P4" svg:width="0.345cm" svg:height="0.345cm" draw:control="control37"/>A. Her blood pressure to rise because her cardiac output would fall. </text:p>
        <text:p text:style-name="Standard"><text:bookmark text:name="question_q7a2"/><draw:control text:anchor-type="as-char" draw:z-index="37" draw:style-name="gr1" draw:text-style-name="P4" svg:width="0.345cm" svg:height="0.345cm" draw:control="control38"/>B. Her blood pressure to rise because her peripheral resistance would fall. </text:p>
        <text:p text:style-name="Standard"><text:bookmark text:name="question_q7a3"/><draw:control text:anchor-type="as-char" draw:z-index="38" draw:style-name="gr1" draw:text-style-name="P4" svg:width="0.345cm" svg:height="0.345cm" draw:control="control39"/>C. Her blood pressure to fall because her cardiac output would fall. </text:p>
        <text:p text:style-name="P1"><text:bookmark text:name="question_q7a4"/><draw:control text:anchor-type="as-char" draw:z-index="39" draw:style-name="gr1" draw:text-style-name="P4" svg:width="0.345cm" svg:height="0.345cm" draw:control="control40"/>D. Her blood pressure to fall because her peripheral resistance would fall. <office:annotation><dc:creator>Unknown Author</dc:creator><dc:date>2013-04-29T19:22:39.14</dc:date><text:p text:style-name="P3"><text:span text:style-name="T3">Decreased vasoconstrictor = decreased pressure</text:span></text:p></office:annotation></text:p>
        <text:p text:style-name="Standard"/>
        <text:p text:style-name="Standard">8. Functions of the kidneys include all but one of the following. Identify the exception. </text:p>
        <text:p text:style-name="Standard"><text:bookmark text:name="question_q8a1"/><draw:control text:anchor-type="as-char" draw:z-index="40" draw:style-name="gr1" draw:text-style-name="P4" svg:width="0.345cm" svg:height="0.345cm" draw:control="control41"/>A. Regulation of extracellular fluid volume. </text:p>
        <text:p text:style-name="Standard"><text:bookmark text:name="question_q8a2"/><draw:control text:anchor-type="as-char" draw:z-index="41" draw:style-name="gr1" draw:text-style-name="P4" svg:width="0.345cm" svg:height="0.345cm" draw:control="control42"/>B. Maintenance of ion balance in body fluids. </text:p>
        <text:p text:style-name="P1"><text:bookmark text:name="question_q8a3"/><draw:control text:anchor-type="as-char" draw:z-index="42" draw:style-name="gr1" draw:text-style-name="P4" svg:width="0.345cm" svg:height="0.345cm" draw:control="control43"/>C. Regulation of blood protein levels. </text:p>
        <text:p text:style-name="Standard"><text:bookmark text:name="question_q8a4"/><draw:control text:anchor-type="as-char" draw:z-index="43" draw:style-name="gr1" draw:text-style-name="P4" svg:width="0.345cm" svg:height="0.345cm" draw:control="control44"/>D. Regulation of blood osmolarity. </text:p>
        <text:p text:style-name="Standard"><text:bookmark text:name="question_q8a5"/><draw:control text:anchor-type="as-char" draw:z-index="44" draw:style-name="gr1" draw:text-style-name="P4" svg:width="0.345cm" svg:height="0.345cm" draw:control="control45"/>E. Homeostatic regulation of blood pH. </text:p>
        <text:p text:style-name="Standard"/>
        <text:p text:style-name="Standard">9. The process of ______ involves a carrier protein that can transport a molecule against its concentration gradient without the expenditure of cellular energy.</text:p>
        <text:p text:style-name="Standard"><text:tab/><text:span text:style-name="T2">Secondary active transport</text:span></text:p>
        <text:p text:style-name="Standard"/>
        <text:p text:style-name="Standard">10. The transport mechanism that can move a substance against its concentration gradient by using cellular energy is____ .</text:p>
        <text:p text:style-name="Standard"><text:tab/><text:span text:style-name="T2">Primary active transport</text:span></text:p>
        <text:p text:style-name="Standard"/>
        <text:p text:style-name="Standard">11. A person with cirrhosis of the liver has a lower than normal level of plasma proteins and a higher than normal GFR. Explain why a decrease in plasma protein concentration would cause an increase in GFR.</text:p>
        <text:p text:style-name="P1"><text:tab/>GFR increases because the oncotic pressure in the glomerulus is decreased. </text:p>
        <text:p text:style-name="Standard"/>
        <text:p text:style-name="Standard">12. What is the primary stimulus for activation of the RAAS pathway? What is the systemic effect of RAAS activation in the body?</text:p>
        <text:p text:style-name="Standard"><text:tab/>Low pressure/low volume – decreased ECF osmolarity &amp; increased blood pressure</text:p>
        <text:p text:style-name="Standard"/>
        <text:p text:style-name="P2"><text:s/>Renin-angiotensin-aldosterone path is activated by low pressure (low flow) in the renal tubule as sensed by the macula densa) and by low Na+ delivery to the macula densa. Systemic effect of RAAS is to increase systemic blood pressure. </text:p>
        <text:p text:style-name="P2"/>
        <text:p text:style-name="Standard">13. Damage to the kidney medulla would interfere with the functioning of the ______. </text:p>
        <text:p text:style-name="Standard"><text:bookmark text:name="question_q13a1"/><draw:control text:anchor-type="as-char" draw:z-index="45" draw:style-name="gr1" draw:text-style-name="P4" svg:width="0.345cm" svg:height="0.345cm" draw:control="control46"/>A. Bowman's capsule </text:p>
        <text:p text:style-name="Standard"><text:bookmark text:name="question_q13a2"/><draw:control text:anchor-type="as-char" draw:z-index="46" draw:style-name="gr1" draw:text-style-name="P4" svg:width="0.345cm" svg:height="0.345cm" draw:control="control47"/>B. distal convoluted tubule </text:p>
        <text:p text:style-name="P1"><text:bookmark text:name="question_q13a3"/><draw:control text:anchor-type="as-char" draw:z-index="47" draw:style-name="gr1" draw:text-style-name="P4" svg:width="0.345cm" svg:height="0.345cm" draw:control="control48"/>C. collecting duct <office:annotation><dc:creator>Unknown Author</dc:creator><dc:date>2013-04-29T20:09:29.76</dc:date><text:p text:style-name="P3"><text:span text:style-name="T3">Located in the core of the kidney – expects a certain kind of output from the medulla</text:span></text:p></office:annotation></text:p>
        <text:p text:style-name="Standard"><text:bookmark text:name="question_q13a4"/><text:soft-page-break/><draw:control text:anchor-type="as-char" draw:z-index="48" draw:style-name="gr1" draw:text-style-name="P4" svg:width="0.345cm" svg:height="0.345cm" draw:control="control49"/>D. proximal convoluted tubule </text:p>
        <text:p text:style-name="Standard"><text:bookmark text:name="question_q13a5"/><draw:control text:anchor-type="as-char" draw:z-index="49" draw:style-name="gr1" draw:text-style-name="P4" svg:width="0.345cm" svg:height="0.345cm" draw:control="control50"/>E. glomerulus </text:p>
        <text:p text:style-name="Standard"/>
        <text:p text:style-name="Standard">14. If blood flow through the afferent arterioles increases ___________. </text:p>
        <text:p text:style-name="Standard"><text:bookmark text:name="question_q14a1"/><draw:control text:anchor-type="as-char" draw:z-index="50" draw:style-name="gr1" draw:text-style-name="P4" svg:width="0.345cm" svg:height="0.345cm" draw:control="control51"/>A.<text:span text:style-name="T2"> Stretch reflexes trigger vasoconstriction to reduce the flow. </text:span></text:p>
        <text:p text:style-name="Standard"><text:bookmark text:name="question_q14a2"/><draw:control text:anchor-type="as-char" draw:z-index="51" draw:style-name="gr1" draw:text-style-name="P4" svg:width="0.345cm" svg:height="0.345cm" draw:control="control52"/>B. The smooth muscle in the vessel wall relaxes to accommodate the increased flow. <office:annotation><dc:creator>Unknown Author</dc:creator><dc:date>2013-04-29T20:11:03.49</dc:date><text:p text:style-name="P3"><text:span text:style-name="T3">The rest of these are all going to result in a pressure decrease</text:span></text:p></office:annotation></text:p>
        <text:p text:style-name="Standard"><text:bookmark text:name="question_q14a3"/><draw:control text:anchor-type="as-char" draw:z-index="52" draw:style-name="gr1" draw:text-style-name="P4" svg:width="0.345cm" svg:height="0.345cm" draw:control="control53"/>C. The stretch triggers further relaxation of the arteriolar wall, reducing blood pressure. </text:p>
        <text:p text:style-name="Standard"><text:bookmark text:name="question_q14a4"/><draw:control text:anchor-type="as-char" draw:z-index="53" draw:style-name="gr1" draw:text-style-name="P4" svg:width="0.345cm" svg:height="0.345cm" draw:control="control54"/>D. B and C </text:p>
        <text:p text:style-name="Standard"/>
        <text:p text:style-name="Standard">15. Measurements in a nephron reveal a glomerular hydrostatic pressure of 69 mm Hg and a fluid pressure in Bowman's capsule of 15 mm Hg. Assuming an oncotic pressure of 30 mmHg and essentially no plasma protein are filtered, what is the glomerular filtration pressure in this case?<office:annotation><dc:creator>Unknown Author</dc:creator><dc:date>2013-04-29T20:13:10.69</dc:date><text:p text:style-name="P3"><text:span text:style-name="T3">p. 7 notes</text:span></text:p></office:annotation> </text:p>
        <text:p text:style-name="Standard"><text:bookmark text:name="question_q15a1"/><draw:control text:anchor-type="as-char" draw:z-index="54" draw:style-name="gr1" draw:text-style-name="P4" svg:width="0.345cm" svg:height="0.345cm" draw:control="control55"/>A. 39 mmHg </text:p>
        <text:p text:style-name="Standard"><text:bookmark text:name="question_q15a2"/><draw:control text:anchor-type="as-char" draw:z-index="55" draw:style-name="gr1" draw:text-style-name="P4" svg:width="0.345cm" svg:height="0.345cm" draw:control="control56"/>B. 114 mmHg </text:p>
        <text:p text:style-name="Standard"><text:bookmark text:name="question_q15a3"/><draw:control text:anchor-type="as-char" draw:z-index="56" draw:style-name="gr1" draw:text-style-name="P4" svg:width="0.345cm" svg:height="0.345cm" draw:control="control57"/>C. 54 mmHg </text:p>
        <text:p text:style-name="P1"><text:bookmark text:name="question_q15a4"/><draw:control text:anchor-type="as-char" draw:z-index="57" draw:style-name="gr1" draw:text-style-name="P4" svg:width="0.345cm" svg:height="0.345cm" draw:control="control58"/>D. 24 mmHg </text:p>
        <text:p text:style-name="Standard"><text:tab/>filtration pressure = glomerular hydros. pressure – glomerular oncotic pressure – Bowman's <text:tab/><text:tab/>hydrostatic pressure</text:p>
        <text:p text:style-name="Standard"><text:tab/><text:tab/><text:tab/>= 69 – 30 – 15 = </text:p>
        <text:p text:style-name="Standard"/>
        <text:p text:style-name="Standard">16. Systemic blood pressure remains constant but the afferent arteriole of a nephron constricts. What happens to the arteriole resistance and glomerular filtration rate (GFR) in that nephron? </text:p>
        <text:p text:style-name="Standard">A. arteriolar resistance increases; GFR increases </text:p>
        <text:p text:style-name="Standard">B. arteriolar resistance decreases; GFR increases </text:p>
        <text:p text:style-name="P1">C. arteriolar resistance increases; GFR decreases – diagram p. 8 notes</text:p>
        <text:p text:style-name="Standard">D. arteriolar resistance decreasess; GFR decreases</text:p>
        <text:p text:style-name="Standard"/>
        <text:p text:style-name="Standard">17. Filtered molecules that are not reabsorbed and are secreted will have clearance rates _________________ inulin. </text:p>
        <text:p text:style-name="Standard">A. Less than </text:p>
        <text:p text:style-name="P1">B. Greater than p. 6 notes; note that this says ARE secreted</text:p>
        <text:p text:style-name="Standard">C. Equal to</text:p>
        <text:p text:style-name="Standard"/>
        <text:p text:style-name="Standard">18. Renal threshold for X refers to the plasma concentration of X where ___________. </text:p>
        <text:p text:style-name="Standard">A. maximal glomerular filtration occurs. </text:p>
        <text:p text:style-name="P1">B. all of the renal carriers for X are saturated. P 16 notes</text:p>
        <text:p text:style-name="Standard">C. the afferent arterioles are dilated to their maximal diameter. </text:p>
        <text:p text:style-name="Standard">D. none of the above. </text:p>
      </text:section>
      <text:p text:style-name="Horizontal_20_Lin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9T18:40:17.97</meta:creation-date>
    <dc:date>2013-04-29T20:18:28.85</dc:date>
    <meta:editing-duration>PT1H38M2S</meta:editing-duration>
    <meta:editing-cycles>16</meta:editing-cycles>
    <meta:generator>OpenOffice.org/3.4.1$Win32 OpenOffice.org_project/341m1$Build-9593</meta:generator>
    <meta:document-statistic meta:table-count="0" meta:image-count="1" meta:object-count="0" meta:page-count="3" meta:paragraph-count="95" meta:word-count="800" meta:character-count="4715"/>
  </office:meta>
</office:document-meta>
</file>